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style:text-underline-style="none" officeooo:rsid="001f2665" officeooo:paragraph-rsid="000898d7" style:font-style-asian="normal" style:font-style-complex="normal"/>
    </style:style>
    <style:style style:name="P2" style:family="paragraph" style:parent-style-name="Standard">
      <style:text-properties fo:font-style="normal" style:text-underline-style="none" officeooo:rsid="001d83e4" officeooo:paragraph-rsid="000898d7" style:font-style-asian="normal" style:font-style-complex="normal"/>
    </style:style>
    <style:style style:name="P3" style:family="paragraph" style:parent-style-name="Standard">
      <style:text-properties fo:font-style="normal" style:text-underline-style="none" fo:font-weight="bold" officeooo:rsid="001f2665" officeooo:paragraph-rsid="000898d7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style:text-underline-style="solid" style:text-underline-width="auto" style:text-underline-color="font-color" officeooo:rsid="001f2665" officeooo:paragraph-rsid="000898d7" style:font-style-asian="normal" style:font-style-complex="normal"/>
    </style:style>
    <style:style style:name="P5" style:family="paragraph" style:parent-style-name="Standard">
      <style:text-properties fo:color="#000000" fo:font-size="12pt" fo:font-style="normal" style:text-underline-style="solid" style:text-underline-width="auto" style:text-underline-color="font-color" officeooo:rsid="0021987d" officeooo:paragraph-rsid="000898d7" fo:background-color="transparent" style:font-size-asian="10.5pt" style:font-style-asian="normal" style:font-size-complex="12pt" style:font-style-complex="normal"/>
    </style:style>
    <style:style style:name="P6" style:family="paragraph" style:parent-style-name="Standard">
      <style:text-properties fo:color="#000000" fo:font-size="12pt" fo:font-style="normal" style:text-underline-style="none" fo:font-weight="bold" officeooo:rsid="001f2665" officeooo:paragraph-rsid="000898d7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fo:color="#000000" style:font-name="Liberation Serif1" fo:font-size="12pt" fo:font-style="normal" style:text-underline-style="solid" style:text-underline-width="auto" style:text-underline-color="font-color" officeooo:rsid="0021987d" officeooo:paragraph-rsid="000898d7" fo:background-color="transparent" style:font-name-asian="Liberation Serif1" style:font-size-asian="10.5pt" style:font-style-asian="normal" style:font-name-complex="Liberation Serif1" style:font-size-complex="12pt" style:font-style-complex="normal"/>
    </style:style>
    <style:style style:name="P8" style:family="paragraph" style:parent-style-name="Standard">
      <style:text-properties fo:color="#000000" style:font-name="Liberation Serif1" fo:font-size="12pt" fo:font-style="normal" style:text-underline-style="none" officeooo:rsid="001d83e4" officeooo:paragraph-rsid="000898d7" fo:background-color="transparent" style:font-name-asian="Liberation Serif1" style:font-size-asian="10.5pt" style:font-style-asian="normal" style:font-name-complex="Liberation Serif1" style:font-size-complex="12pt" style:font-style-complex="normal"/>
    </style:style>
    <style:style style:name="P9" style:family="paragraph" style:parent-style-name="Standard">
      <style:text-properties fo:color="#000000" style:font-name="Liberation Serif1" fo:font-size="12pt" fo:font-style="normal" style:text-underline-style="none" fo:font-weight="bold" officeooo:rsid="00267012" officeooo:paragraph-rsid="000898d7" fo:background-color="transparent" style:font-name-asian="Liberation Serif1" style:font-size-asian="10.5pt" style:font-style-asian="normal" style:font-weight-asian="bold" style:font-name-complex="Liberation Serif1" style:font-size-complex="12pt" style:font-style-complex="normal" style:font-weight-complex="bold"/>
    </style:style>
    <style:style style:name="P10" style:family="paragraph" style:parent-style-name="Standard">
      <style:text-properties officeooo:rsid="00247545" officeooo:paragraph-rsid="000898d7"/>
    </style:style>
    <style:style style:name="P11" style:family="paragraph" style:parent-style-name="Standard">
      <style:text-properties style:font-name="Liberation Serif1" officeooo:rsid="00247545" officeooo:paragraph-rsid="000898d7" style:font-name-asian="Liberation Serif1" style:font-name-complex="Liberation Serif1"/>
    </style:style>
    <style:style style:name="P12" style:family="paragraph" style:parent-style-name="Standard">
      <style:text-properties style:font-name="Liberation Serif1" style:text-underline-style="none" officeooo:rsid="0024ad13" officeooo:paragraph-rsid="000898d7" style:font-name-asian="Liberation Serif1" style:font-name-complex="Liberation Serif1"/>
    </style:style>
    <style:style style:name="P13" style:family="paragraph" style:parent-style-name="Standard">
      <style:text-properties fo:font-weight="bold" officeooo:rsid="00247545" officeooo:paragraph-rsid="000898d7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officeooo:rsid="001d83e4" officeooo:paragraph-rsid="000898d7"/>
    </style:style>
    <style:style style:name="P15" style:family="paragraph" style:parent-style-name="Standard">
      <style:text-properties officeooo:rsid="001d83e4" officeooo:paragraph-rsid="000898d7"/>
    </style:style>
    <style:style style:name="P16" style:family="paragraph" style:parent-style-name="Standard">
      <style:text-properties style:text-underline-style="none" officeooo:rsid="001d83e4" officeooo:paragraph-rsid="000898d7"/>
    </style:style>
    <style:style style:name="P17" style:family="paragraph" style:parent-style-name="Standard">
      <style:text-properties style:text-underline-style="none" officeooo:rsid="00267012" officeooo:paragraph-rsid="000898d7"/>
    </style:style>
    <style:style style:name="P18" style:family="paragraph" style:parent-style-name="Standard">
      <style:text-properties officeooo:paragraph-rsid="000898d7"/>
    </style:style>
    <style:style style:name="T1" style:family="text">
      <style:text-properties officeooo:rsid="00267012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officeooo:rsid="00267012" style:font-name-asian="Liberation Serif1" style:font-name-complex="Liberation Serif1"/>
    </style:style>
    <style:style style:name="T4" style:family="text">
      <style:text-properties style:font-name="Liberation Serif1" officeooo:rsid="00278aeb" style:font-name-asian="Liberation Serif1" style:font-name-complex="Liberation Serif1"/>
    </style:style>
    <style:style style:name="T5" style:family="text">
      <style:text-properties style:font-name="Liberation Serif1" officeooo:rsid="000898d7" style:font-name-asian="Liberation Serif1" style:font-name-complex="Liberation Serif1"/>
    </style:style>
    <style:style style:name="T6" style:family="text"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247545"/>
    </style:style>
    <style:style style:name="T9" style:family="text">
      <style:text-properties officeooo:rsid="0024ad13"/>
    </style:style>
    <style:style style:name="T10" style:family="text">
      <style:text-properties fo:color="#000000" style:font-name="Liberation Serif1" fo:font-size="12pt" fo:font-style="normal" fo:background-color="transparent" loext:char-shading-value="0" style:font-name-asian="Liberation Serif1" style:font-size-asian="10.5pt" style:font-style-asian="normal" style:font-name-complex="Liberation Serif1" style:font-size-complex="12pt" style:font-style-complex="normal"/>
    </style:style>
    <style:style style:name="T11" style:family="text">
      <style:text-properties fo:color="#000000" style:font-name="Liberation Serif1" fo:font-size="12pt" fo:font-style="normal" officeooo:rsid="00247545" fo:background-color="transparent" loext:char-shading-value="0" style:font-name-asian="Liberation Serif1" style:font-size-asian="10.5pt" style:font-style-asian="normal" style:font-name-complex="Liberation Serif1" style:font-size-complex="12pt" style:font-style-complex="normal"/>
    </style:style>
    <style:style style:name="T12" style:family="text">
      <style:text-properties fo:color="#000000" style:font-name="Liberation Serif1" fo:font-size="12pt" fo:font-style="normal" style:text-underline-style="solid" style:text-underline-width="auto" style:text-underline-color="font-color" officeooo:rsid="0021987d" fo:background-color="transparent" loext:char-shading-value="0" style:font-name-asian="Liberation Serif1" style:font-size-asian="10.5pt" style:font-style-asian="normal" style:font-name-complex="Liberation Serif1" style:font-size-complex="12pt" style:font-style-complex="normal"/>
    </style:style>
    <style:style style:name="T13" style:family="text">
      <style:text-properties fo:color="#000000" style:font-name="Liberation Serif1" fo:font-size="12pt" fo:font-style="normal" style:text-underline-style="solid" style:text-underline-width="auto" style:text-underline-color="font-color" officeooo:rsid="00247545" fo:background-color="transparent" loext:char-shading-value="0" style:font-name-asian="Liberation Serif1" style:font-size-asian="10.5pt" style:font-style-asian="normal" style:font-name-complex="Liberation Serif1" style:font-size-complex="12pt" style:font-style-complex="normal"/>
    </style:style>
    <style:style style:name="T14" style:family="text">
      <style:text-properties fo:color="#000000" style:font-name="Liberation Serif1" fo:font-size="12pt" fo:font-style="normal" style:text-underline-style="solid" style:text-underline-width="auto" style:text-underline-color="font-color" fo:font-weight="bold" officeooo:rsid="0021987d" fo:background-color="transparent" loext:char-shading-value="0" style:font-name-asian="Liberation Serif1" style:font-size-asian="10.5pt" style:font-style-asian="normal" style:font-weight-asian="bold" style:font-name-complex="Liberation Serif1" style:font-size-complex="12pt" style:font-style-complex="normal" style:font-weight-complex="bold"/>
    </style:style>
    <style:style style:name="T15" style:family="text">
      <style:text-properties officeooo:rsid="001f2665"/>
    </style:style>
    <style:style style:name="T16" style:family="text">
      <style:text-properties officeooo:rsid="000898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priété 1 :</text:p>
      <text:p text:style-name="P18"/>
      <text:p text:style-name="P10">Supposons <text:span text:style-name="T16">les trois processus en section critique :</text:span></text:p>
      <text:p text:style-name="P10"><text:span text:style-name="T2">• </text:span><text:span text:style-name="T5">Process1</text:span><text:span text:style-name="T2"> en &lt;SC&gt; =&gt; </text:span><text:span text:style-name="T5">tour!=1</text:span></text:p>
      <text:p text:style-name="P11">• <text:span text:style-name="T16">Process2 en</text:span> &lt;SC&gt; =&gt; <text:span text:style-name="T16">tour!</text:span>=2</text:p>
      <text:p text:style-name="P11">• <text:span text:style-name="T16">Process3 en</text:span> &lt;SC&gt; =&gt; <text:span text:style-name="T16">tour!</text:span>=<text:span text:style-name="T16">3</text:span></text:p>
      <text:p text:style-name="P13"><text:span text:style-name="T2">CONTRADICTION, PP1 VÉRIFIÉ</text:span><text:span text:style-name="T3">E</text:span></text:p>
      <text:p text:style-name="P14"/>
      <text:p text:style-name="P15"><text:span text:style-name="T7">Propriété </text:span><text:span text:style-name="T8">2</text:span><text:span text:style-name="T7"> :</text:span></text:p>
      <text:p text:style-name="P16"/>
      <text:p text:style-name="P16"><text:span text:style-name="T9">Après initialisation, s</text:span>i <text:span text:style-name="T9">Bolivien</text:span> demande la &lt;SC&gt; et est le seul à la demander, il peut y entrer car Pierre=FAUX : il n’y a donc pas d’attente. </text:p>
      <text:p text:style-name="P12">En revanche, si Péruvien demande la &lt;SC&gt; et est le seul à la demander, il ne peut pas y entrer. Il est obligé d’attendre que Péruvien mette Pierre à VRAI.</text:p>
      <text:p text:style-name="P17"><text:span text:style-name="T6">PP2 NON VÉRIFIÉE</text:span></text:p>
      <text:p text:style-name="P17"><text:span text:style-name="T14"/></text:p>
      <text:p text:style-name="P17"><text:span text:style-name="T12">Propriété </text:span><text:span text:style-name="T13">3</text:span><text:span text:style-name="T12"> :</text:span></text:p>
      <text:p text:style-name="P7"/>
      <text:p text:style-name="P16"><text:span text:style-name="T15">Supposons</text:span> Péruvien en &lt;SC&gt; et Bolivien en attente :</text:p>
      <text:p text:style-name="P16">=&gt; Pierre=VRAI</text:p>
      <text:p text:style-name="P8">Péruvien sort de &lt;SC&gt; et éxécute son protocole de sortie : Pierre=FAUX. Bolivien peut maintenant sortir de son attente active en (a2).</text:p>
      <text:p text:style-name="P9">PP3 VÉRIFIÉE</text:p>
      <text:p text:style-name="P8"/>
      <text:p text:style-name="P14"><text:span text:style-name="T15">Interblocage</text:span> :</text:p>
      <text:p text:style-name="P14"/>
      <text:p text:style-name="P1"><text:span text:style-name="T1">La variable </text:span>Pierre est <text:span text:style-name="T1">booléenne, elle ne peut prendre que VRAI ou FAUX :</text:span></text:p>
      <text:p text:style-name="P1">- <text:span text:style-name="T1">Si Pierre=VRAI alors Péruvien passe.</text:span></text:p>
      <text:p text:style-name="P1">- <text:span text:style-name="T1">Si Pierre=FAUX alors Bolivien passe.</text:span></text:p>
      <text:p text:style-name="P3">PAS D’INTERBLOCAGE</text:p>
      <text:p text:style-name="P1"/>
      <text:p text:style-name="P4">Equité :</text:p>
      <text:p text:style-name="P1"/>
      <text:p text:style-name="P16">S<text:span text:style-name="T15">upposons </text:span>Péruvien en &lt;SC&gt; et Bolivien en attente :</text:p>
      <text:p text:style-name="P16">=&gt;Pierre=VRAI</text:p>
      <text:p text:style-name="P2">Péruvien sort de &lt;SC&gt; et éxécute son protocole de sortie : Pierre=FAUX. </text:p>
      <text:p text:style-name="P1">Péruvien passe en protocole d’entrée puis redemande la &lt;SC&gt; : Il <text:span text:style-name="T1">ne l’</text:span>obtient <text:span text:style-name="T1">pas, Bolivien entre en &lt;SC&gt;</text:span>.</text:p>
      <text:p text:style-name="P6"><text:span text:style-name="T4">É</text:span><text:span text:style-name="T2">QUITAB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00:20:02.223000000</meta:creation-date>
    <dc:date>2019-05-11T01:02:11.239000000</dc:date>
    <meta:editing-duration>PT4M</meta:editing-duration>
    <meta:editing-cycles>1</meta:editing-cycles>
    <meta:document-statistic meta:table-count="0" meta:image-count="0" meta:object-count="0" meta:page-count="1" meta:paragraph-count="26" meta:word-count="206" meta:character-count="1169" meta:non-whitespace-character-count="987"/>
    <meta:generator>LibreOffice/5.3.7.2$Windows_X86_64 LibreOffice_project/6b8ed514a9f8b44d37a1b96673cbbdd077e24059</meta:generator>
  </office:meta>
</office:document-meta>
</file>